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d42" officeooo:paragraph-rsid="000cdd42"/>
    </style:style>
    <style:style style:name="P2" style:family="paragraph" style:parent-style-name="Standard">
      <style:text-properties fo:font-weight="bold" officeooo:rsid="000cdd42" officeooo:paragraph-rsid="000cdd42" style:font-weight-asian="bold" style:font-weight-complex="bold"/>
    </style:style>
    <style:style style:name="P3" style:family="paragraph" style:parent-style-name="Standard">
      <style:text-properties officeooo:rsid="004eb9d0" officeooo:paragraph-rsid="000cdd42"/>
    </style:style>
    <style:style style:name="P4" style:family="paragraph" style:parent-style-name="Standard">
      <style:text-properties fo:font-size="16pt" fo:font-weight="bold" officeooo:rsid="0011429f" officeooo:paragraph-rsid="000cdd42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572d9" officeooo:paragraph-rsid="001572d9"/>
    </style:style>
    <style:style style:name="P6" style:family="paragraph" style:parent-style-name="Standard">
      <style:text-properties fo:font-weight="bold" officeooo:rsid="001572d9" officeooo:paragraph-rsid="001572d9" style:font-weight-asian="bold" style:font-weight-complex="bold"/>
    </style:style>
    <style:style style:name="P7" style:family="paragraph" style:parent-style-name="Standard">
      <style:text-properties fo:font-weight="bold" officeooo:rsid="001619cf" officeooo:paragraph-rsid="001619cf" style:font-weight-asian="bold" style:font-weight-complex="bold"/>
    </style:style>
    <style:style style:name="P8" style:family="paragraph" style:parent-style-name="Standard">
      <style:text-properties officeooo:rsid="001619cf" officeooo:paragraph-rsid="001619cf"/>
    </style:style>
    <style:style style:name="P9" style:family="paragraph" style:parent-style-name="Standard">
      <style:text-properties fo:font-weight="normal" officeooo:rsid="001619cf" officeooo:paragraph-rsid="001619cf" style:font-weight-asian="normal" style:font-weight-complex="normal"/>
    </style:style>
    <style:style style:name="P10" style:family="paragraph" style:parent-style-name="Standard">
      <style:text-properties officeooo:rsid="0018178a" officeooo:paragraph-rsid="0018178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1429f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572d9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619cf" style:font-size-asian="16pt" style:font-weight-asian="bold" style:font-size-complex="16pt" style:font-weight-complex="bold"/>
    </style:style>
    <style:style style:name="T5" style:family="text">
      <style:text-properties officeooo:rsid="00161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<text:span text:style-name="T3">S</text:span><text:span text:style-name="T2">apps <text:s text:c="2"/>Decentralized </text:span><text:span text:style-name="T3">S</text:span><text:span text:style-name="T4">ensor</text:span><text:span text:style-name="T2"> Applications</text:span></text:p>
      <text:p text:style-name="P4"/>
      <text:p text:style-name="P2">Introduction</text:p>
      <text:p text:style-name="P10">Dcentralised Sensor applications are a type of smart contract living on a blockchain. <text:s/>The bind the human world with those of sensor data. <text:s/>Sensor data from the individual to the whole environment.</text:p>
      <text:p text:style-name="P1"/>
      <text:p text:style-name="P3"/>
      <text:p text:style-name="P6">S<text:span text:style-name="T5">ensors</text:span></text:p>
      <text:p text:style-name="P8">Data on the blockchain.</text:p>
      <text:p text:style-name="P5"/>
      <text:p text:style-name="P7">Smart contracts</text:p>
      <text:p text:style-name="P9">Fuzzy logic mapping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6:13:09.576861321</meta:creation-date>
    <meta:generator>LibreOffice/4.2.6.3$Linux_X86_64 LibreOffice_project/420m0$Build-3</meta:generator>
    <dc:date>2014-10-29T10:15:39.380472134</dc:date>
    <meta:editing-duration>PT12M18S</meta:editing-duration>
    <meta:editing-cycles>8</meta:editing-cycles>
    <meta:document-statistic meta:table-count="0" meta:image-count="0" meta:object-count="0" meta:page-count="1" meta:paragraph-count="7" meta:word-count="47" meta:character-count="315" meta:non-whitespace-character-count="271"/>
  </office:meta>
</office:document-meta>
</file>